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5472in"/>
    </style:style>
    <style:style style:name="Table1.B" style:family="table-column">
      <style:table-column-properties style:column-width="0.8264in"/>
    </style:style>
    <style:style style:name="Table1.C" style:family="table-column">
      <style:table-column-properties style:column-width="0.6319in"/>
    </style:style>
    <style:style style:name="Table1.D" style:family="table-column">
      <style:table-column-properties style:column-width="1.025in"/>
    </style:style>
    <style:style style:name="Table1.E" style:family="table-column">
      <style:table-column-properties style:column-width="0.9146in"/>
    </style:style>
    <style:style style:name="Table1.F" style:family="table-column">
      <style:table-column-properties style:column-width="0.9181in"/>
    </style:style>
    <style:style style:name="Table1.G" style:family="table-column">
      <style:table-column-properties style:column-width="1.1056in"/>
    </style:style>
    <style:style style:name="Table1.H" style:family="table-column">
      <style:table-column-properties style:column-width="0.9563in"/>
    </style:style>
    <style:style style:name="Table1.A1" style:family="table-cell">
      <style:table-cell-properties style:vertical-align="middle" fo:padding="0.0194in" fo:border="none"/>
    </style:style>
    <style:style style:name="P1" style:family="paragraph" style:parent-style-name="Standard">
      <style:text-properties fo:font-weight="normal" style:font-weight-asian="normal" style:font-weight-complex="normal"/>
    </style:style>
    <style:style style:name="P2" style:family="paragraph" style:parent-style-name="Table_20_Contents">
      <style:text-properties officeooo:rsid="0009fbcd" officeooo:paragraph-rsid="0009fbc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T1" style:family="text">
      <style:text-properties officeooo:rsid="0009c7ed"/>
    </style:style>
    <style:style style:name="T2" style:family="text">
      <style:text-properties officeooo:rsid="0009fbcd"/>
    </style:style>
    <style:style style:name="T3" style:family="text">
      <style:text-properties fo:font-weight="bold" style:font-weight-asian="bold" style:font-weight-complex="bold"/>
    </style:style>
    <style:style style:name="T4" style:family="text">
      <style:text-properties fo:font-weight="bold" officeooo:rsid="0009fbc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fbcd"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valuation of LQR Controller for Inverted Pendulum System</text:span></text:h>
      <text:h text:style-name="Heading_20_2" text:outline-level="2"><text:span text:style-name="Strong_20_Emphasis">1. Introduction</text:span></text:h>
      <text:p text:style-name="Text_20_body"><text:span text:style-name="T5">The study of control systems is crucial in ensuring stability and efficiency in dynamic environments. This report explores the implementation of a Linear Quadratic Regulator (LQR) controller for an inverted pendulum system, specifically analyzing its behavior under simulated earthquake disturbances. By adjusting the Q and R matrices, the effectiveness of different control strategies is evaluated, with a focus on maintaining system balance, minimizing control effort, and preventing crashes. Through systematic tuning and analysis, the goal is to determine the optimal control parameters that achieve robust performance under varying external forces. This report presents an in-depth assessment of the </text:span><text:span text:style-name="Strong_20_Emphasis"><text:span text:style-name="T5">Linear Quadratic Regulator (LQR) controller</text:span></text:span><text:span text:style-name="T5"> applied to an inverted pendulum system subjected to earthquake disturbances. The study explores the influence of various </text:span><text:span text:style-name="Strong_20_Emphasis"><text:span text:style-name="T5">Q and R matrices</text:span></text:span><text:span text:style-name="T5"> on the system’s stability and control effort, aiming to identify the best tuning configurations for </text:span><text:span text:style-name="Strong_20_Emphasis"><text:span text:style-name="T5">optimal performance and minimal crashes</text:span></text:span><text:span text:style-name="T5">.</text:span></text:p>
      <text:p text:style-name="Text_20_body"/>
      <text:h text:style-name="Heading_20_2" text:outline-level="2"><text:span text:style-name="Strong_20_Emphasis">2. Performance Criteria and Constraints</text:span></text:h>
      <text:p text:style-name="Text_20_body">The effectiveness of the system is evaluated based on multiple performance metrics. Maximum pendulum angle deviation is a key indicator of stability, while RMS cart position error provides insight into system drift. The peak control force applied is assessed to evaluate energy efficiency, and recovery time is measured to determine system responsiveness to disturbances. Additionally, the system operates under specific constraints: the cart must remain within ±2.5m limits, control updates occur at a frequency of 50Hz, and the pole angle must remain stable to ensure reliable operation. The system's effectiveness is evaluated based on the following:</text:p>
      <text:h text:style-name="Heading_20_3" text:outline-level="3"><text:span text:style-name="Strong_20_Emphasis">Performance Metrics:</text:span></text:h>
      <text:list text:style-name="L1">
        <text:list-item>
          <text:p text:style-name="P3"><text:span text:style-name="Strong_20_Emphasis">Maximum pendulum angle deviation</text:span> – Stability indicator</text:p>
        </text:list-item>
        <text:list-item>
          <text:p text:style-name="P3"><text:span text:style-name="Strong_20_Emphasis">RMS cart position error</text:span> – System drift measurement</text:p>
        </text:list-item>
        <text:list-item>
          <text:p text:style-name="P3"><text:span text:style-name="Strong_20_Emphasis">Peak control force applied</text:span> – Energy efficiency evaluation</text:p>
        </text:list-item>
        <text:list-item>
          <text:p text:style-name="P3"><text:span text:style-name="Strong_20_Emphasis">Recovery time</text:span> – System responsiveness to disturbances</text:p>
        </text:list-item>
      </text:list>
      <text:h text:style-name="Heading_20_3" text:outline-level="3"><text:span text:style-name="Strong_20_Emphasis">System Constraints:</text:span></text:h>
      <text:list text:style-name="L2">
        <text:list-item>
          <text:p text:style-name="P4">The cart must stay within <text:span text:style-name="Strong_20_Emphasis">±2.5m</text:span> limits</text:p>
        </text:list-item>
        <text:list-item>
          <text:p text:style-name="P4">Control updates occur at <text:span text:style-name="Strong_20_Emphasis">50Hz</text:span></text:p>
        </text:list-item>
        <text:list-item>
          <text:p text:style-name="P4">Pole angle stability must be maintained</text:p>
        </text:list-item>
      </text:list>
      <text:h text:style-name="Heading_20_2" text:outline-level="2"><text:soft-page-break/><text:span text:style-name="Strong_20_Emphasis">3. Impact of Q and R Matrices on Control Performance</text:span></text:h>
      <text:p text:style-name="Text_20_body">The Q matrix influences how much priority is given to different state variables in the control process. Higher Q values prioritize minimizing state deviations, leading to enhanced stability but at the cost of increased control effort. On the other hand, lower Q values allow for greater deviation, making corrections slower and increasing the risk of instability. The R matrix plays a critical role in determining the level of conservatism in control actions. Larger R values result in more cautious control responses, reducing force magnitude but increasing the time needed for the system to recover. Conversely, smaller R values lead to more aggressive control actions, improving responsiveness but demanding higher force application.</text:p>
      <text:h text:style-name="Heading_20_3" text:outline-level="3"><text:span text:style-name="Strong_20_Emphasis">Understanding the Q Matrix:</text:span></text:h>
      <text:list text:style-name="L3">
        <text:list-item>
          <text:p text:style-name="P5"><text:span text:style-name="Strong_20_Emphasis">Higher Q values</text:span> prioritize minimizing state deviations, ensuring enhanced stability but increasing control effort.</text:p>
        </text:list-item>
        <text:list-item>
          <text:p text:style-name="P5"><text:span text:style-name="Strong_20_Emphasis">Lower Q values</text:span> allow greater deviation, leading to slower correction and potential instability.</text:p>
        </text:list-item>
      </text:list>
      <text:h text:style-name="Heading_20_3" text:outline-level="3"><text:span text:style-name="Strong_20_Emphasis">Role of the R Matrix:</text:span></text:h>
      <text:list text:style-name="L4">
        <text:list-item>
          <text:p text:style-name="P6"><text:span text:style-name="Strong_20_Emphasis">Larger R values</text:span> lead to more conservative control, reducing force magnitude but increasing response time.</text:p>
        </text:list-item>
        <text:list-item>
          <text:p text:style-name="P6"><text:span text:style-name="Strong_20_Emphasis">Smaller R values</text:span> encourage aggressive control action, improving responsiveness but increasing force exertion.</text:p>
        </text:list-item>
      </text:list>
      <text:h text:style-name="Heading_20_2" text:outline-level="2"><text:span text:style-name="Strong_20_Emphasis">4. Case Studies and Observations</text:span></text:h>
      <text:p text:style-name="Text_20_body">In Test Case 1, where Q was set to [1, 1, 10, 10] and R to [0.1], the system experienced a maximum pole deviation of 0.712 rad. The RMS cart position error measured 0.860m, and the peak force applied was 196.72N. The system took 21.36 seconds to recover, but ultimately, a crash occurred due to excessive deviation before correction. The very low R value led to aggressive force application, which destabilized the system. In contrast, Test Case <text:span text:style-name="T2">5</text:span>, with Q set to [200, 80, 15, 150] and R to [2.5], demonstrated significantly better performance. The maximum pole deviation was only 0.0928 rad, the RMS cart position error was 0.0517m, and the peak control force was much lower at 30.09N. The system recovered within 18.64 seconds and remained stable throughout the simulation without crashing.</text:p>
      <text:h text:style-name="Heading_20_3" text:outline-level="3"><text:span text:style-name="Strong_20_Emphasis">Test Case 1 (Q: [1, 1, 10, 10], R: [0.1], Earthquake: 15N)</text:span></text:h>
      <text:list text:style-name="L5">
        <text:list-item>
          <text:p text:style-name="P7"><text:span text:style-name="Strong_20_Emphasis">Maximum pole deviation:</text:span> 0.712 rad</text:p>
        </text:list-item>
        <text:list-item>
          <text:p text:style-name="P7"><text:span text:style-name="Strong_20_Emphasis">RMS cart position error:</text:span> 0.860 m</text:p>
        </text:list-item>
        <text:list-item>
          <text:p text:style-name="P7"><text:span text:style-name="Strong_20_Emphasis">Peak force applied:</text:span> 196.72 N</text:p>
        </text:list-item>
        <text:list-item>
          <text:p text:style-name="P7"><text:span text:style-name="Strong_20_Emphasis">Recovery time:</text:span> 21.36s</text:p>
        </text:list-item>
        <text:list-item>
          <text:p text:style-name="P7"><text:span text:style-name="Strong_20_Emphasis">Outcome:</text:span> <text:span text:style-name="Strong_20_Emphasis">Crash occurred</text:span></text:p>
        </text:list-item>
      </text:list>
      <text:p text:style-name="Text_20_body"><text:soft-page-break/><text:span text:style-name="Strong_20_Emphasis">Insights:</text:span></text:p>
      <text:list text:style-name="L6">
        <text:list-item>
          <text:p text:style-name="P8">Small Q values resulted in excessive deviation before correction, leading to a crash.</text:p>
        </text:list-item>
        <text:list-item>
          <text:p text:style-name="P8">The very low R value (0.1) resulted in aggressive force application, destabilizing the system further.</text:p>
        </text:list-item>
      </text:list>
      <text:h text:style-name="Heading_20_3" text:outline-level="3"><text:span text:style-name="Strong_20_Emphasis">Test Case </text:span><text:span text:style-name="Strong_20_Emphasis"><text:span text:style-name="T2">5</text:span></text:span><text:span text:style-name="Strong_20_Emphasis"> (Q: [200, 8</text:span><text:span text:style-name="Strong_20_Emphasis"><text:span text:style-name="T1">5</text:span></text:span><text:span text:style-name="Strong_20_Emphasis">, 15, 150], R: [2.5], Earthquake: 1</text:span><text:span text:style-name="Strong_20_Emphasis"><text:span text:style-name="T1">8</text:span></text:span><text:span text:style-name="Strong_20_Emphasis">N) - No Crash</text:span></text:h>
      <text:list text:style-name="L7">
        <text:list-item>
          <text:p text:style-name="P9"><text:span text:style-name="Strong_20_Emphasis">Maximum pole deviation:</text:span> 0.0928 rad (stable)</text:p>
        </text:list-item>
        <text:list-item>
          <text:p text:style-name="P9"><text:span text:style-name="Strong_20_Emphasis">RMS cart position error:</text:span> 0.0517 m</text:p>
        </text:list-item>
        <text:list-item>
          <text:p text:style-name="P9"><text:span text:style-name="Strong_20_Emphasis">Peak force applied:</text:span> 30.09 N</text:p>
        </text:list-item>
        <text:list-item>
          <text:p text:style-name="P9"><text:span text:style-name="Strong_20_Emphasis">Recovery time:</text:span> 18.64s</text:p>
        </text:list-item>
        <text:list-item>
          <text:p text:style-name="P9"><text:span text:style-name="Strong_20_Emphasis">Outcome:</text:span> <text:span text:style-name="Strong_20_Emphasis">No crash</text:span></text:p>
        </text:list-item>
      </text:list>
      <text:p text:style-name="Text_20_body"><text:span text:style-name="Strong_20_Emphasis">Insights:</text:span></text:p>
      <text:list text:style-name="L8">
        <text:list-item>
          <text:p text:style-name="P10">High Q values ensured fine-tuned correction, preventing excessive deviations.</text:p>
        </text:list-item>
        <text:list-item>
          <text:p text:style-name="P10">A moderate R value (2.5) balanced control aggressiveness and efficiency</text:p>
        </text:list-item>
      </text:list>
      <text:p text:style-name="Text_20_body"><text:span text:style-name="Strong_20_Emphasis"/></text:p>
      <text:h text:style-name="Heading_20_2" text:outline-level="2"><text:span text:style-name="Strong_20_Emphasis"><text:span text:style-name="T2">5</text:span></text:span><text:span text:style-name="Strong_20_Emphasis">. Crash vs. No Crash Comparative Analysis</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Heading">Test Case</text:p>
          </table:table-cell>
          <table:table-cell table:style-name="Table1.A1" office:value-type="string">
            <text:p text:style-name="Table_20_Heading">Q Matrix</text:p>
          </table:table-cell>
          <table:table-cell table:style-name="Table1.A1" office:value-type="string">
            <text:p text:style-name="Table_20_Heading">R Matrix</text:p>
          </table:table-cell>
          <table:table-cell table:style-name="Table1.A1" office:value-type="string">
            <text:p text:style-name="Table_20_Heading">Earthquake (N)</text:p>
          </table:table-cell>
          <table:table-cell table:style-name="Table1.A1" office:value-type="string">
            <text:p text:style-name="Table_20_Heading">Crash Status</text:p>
          </table:table-cell>
          <table:table-cell table:style-name="Table1.A1" office:value-type="string">
            <text:p text:style-name="Table_20_Heading">Max Cart Position</text:p>
          </table:table-cell>
          <table:table-cell table:style-name="Table1.A1" office:value-type="string">
            <text:p text:style-name="Table_20_Heading">Max Pendulum Angle</text:p>
          </table:table-cell>
          <table:table-cell table:style-name="Table1.A1" office:value-type="string">
            <text:p text:style-name="Table_20_Heading">Max Control Force</text:p>
          </table:table-cell>
        </table:table-row>
        <table:table-row>
          <table:table-cell table:style-name="Table1.A1" office:value-type="string">
            <text:p text:style-name="Table_20_Contents">1</text:p>
          </table:table-cell>
          <table:table-cell table:style-name="Table1.A1" office:value-type="string">
            <text:p text:style-name="Table_20_Contents">[1, 1, 10, 10]</text:p>
          </table:table-cell>
          <table:table-cell table:style-name="Table1.A1" office:value-type="string">
            <text:p text:style-name="Table_20_Contents">0.1</text:p>
          </table:table-cell>
          <table:table-cell table:style-name="Table1.A1" office:value-type="string">
            <text:p text:style-name="Table_20_Contents">15</text:p>
          </table:table-cell>
          <table:table-cell table:style-name="Table1.A1" office:value-type="string">
            <text:p text:style-name="Table_20_Contents">Crashed</text:p>
          </table:table-cell>
          <table:table-cell table:style-name="Table1.A1" office:value-type="string">
            <text:p text:style-name="Table_20_Contents">3.1 m</text:p>
          </table:table-cell>
          <table:table-cell table:style-name="Table1.A1" office:value-type="string">
            <text:p text:style-name="Table_20_Contents">1.4 rad</text:p>
          </table:table-cell>
          <table:table-cell table:style-name="Table1.A1" office:value-type="string">
            <text:p text:style-name="Table_20_Contents">196.72 N</text:p>
          </table:table-cell>
        </table:table-row>
        <table:table-row>
          <table:table-cell table:style-name="Table1.A1" office:value-type="string">
            <text:p text:style-name="Table_20_Contents">2</text:p>
          </table:table-cell>
          <table:table-cell table:style-name="Table1.A1" office:value-type="string">
            <text:p text:style-name="Table_20_Contents">[5, 2, 15, 10]</text:p>
          </table:table-cell>
          <table:table-cell table:style-name="Table1.A1" office:value-type="string">
            <text:p text:style-name="Table_20_Contents">0.5</text:p>
          </table:table-cell>
          <table:table-cell table:style-name="Table1.A1" office:value-type="string">
            <text:p text:style-name="Table_20_Contents">15</text:p>
          </table:table-cell>
          <table:table-cell table:style-name="Table1.A1" office:value-type="string">
            <text:p text:style-name="Table_20_Contents">Crashed</text:p>
          </table:table-cell>
          <table:table-cell table:style-name="Table1.A1" office:value-type="string">
            <text:p text:style-name="Table_20_Contents">2.8 m</text:p>
          </table:table-cell>
          <table:table-cell table:style-name="Table1.A1" office:value-type="string">
            <text:p text:style-name="Table_20_Contents">1.2 rad</text:p>
          </table:table-cell>
          <table:table-cell table:style-name="Table1.A1" office:value-type="string">
            <text:p text:style-name="Table_20_Contents">217.48 N</text:p>
          </table:table-cell>
        </table:table-row>
        <table:table-row>
          <table:table-cell table:style-name="Table1.A1" office:value-type="string">
            <text:p text:style-name="P2">5</text:p>
          </table:table-cell>
          <table:table-cell table:style-name="Table1.A1" office:value-type="string">
            <text:p text:style-name="Table_20_Contents">[200, 80, 15, 150]</text:p>
          </table:table-cell>
          <table:table-cell table:style-name="Table1.A1" office:value-type="string">
            <text:p text:style-name="Table_20_Contents">2.5</text:p>
          </table:table-cell>
          <table:table-cell table:style-name="Table1.A1" office:value-type="string">
            <text:p text:style-name="Table_20_Contents">1<text:span text:style-name="T2">8</text:span></text:p>
          </table:table-cell>
          <table:table-cell table:style-name="Table1.A1" office:value-type="string">
            <text:p text:style-name="Table_20_Contents">No Crash</text:p>
          </table:table-cell>
          <table:table-cell table:style-name="Table1.A1" office:value-type="string">
            <text:p text:style-name="Table_20_Contents">2.3 m</text:p>
          </table:table-cell>
          <table:table-cell table:style-name="Table1.A1" office:value-type="string">
            <text:p text:style-name="Table_20_Contents">0.09 rad</text:p>
          </table:table-cell>
          <table:table-cell table:style-name="Table1.A1" office:value-type="string">
            <text:p text:style-name="Table_20_Contents">30.09 N</text:p>
          </table:table-cell>
        </table:table-row>
        <table:table-row>
          <table:table-cell table:style-name="Table1.A1" office:value-type="string">
            <text:p text:style-name="P2">6</text:p>
          </table:table-cell>
          <table:table-cell table:style-name="Table1.A1" office:value-type="string">
            <text:p text:style-name="Table_20_Contents">[200, 80, 15, 150]</text:p>
          </table:table-cell>
          <table:table-cell table:style-name="Table1.A1" office:value-type="string">
            <text:p text:style-name="Table_20_Contents">2.5</text:p>
          </table:table-cell>
          <table:table-cell table:style-name="Table1.A1" office:value-type="string">
            <text:p text:style-name="Table_20_Contents">20</text:p>
          </table:table-cell>
          <table:table-cell table:style-name="Table1.A1" office:value-type="string">
            <text:p text:style-name="Table_20_Contents">No Crash</text:p>
          </table:table-cell>
          <table:table-cell table:style-name="Table1.A1" office:value-type="string">
            <text:p text:style-name="Table_20_Contents">2.4 m</text:p>
          </table:table-cell>
          <table:table-cell table:style-name="Table1.A1" office:value-type="string">
            <text:p text:style-name="Table_20_Contents">0.07 rad</text:p>
          </table:table-cell>
          <table:table-cell table:style-name="Table1.A1" office:value-type="string">
            <text:p text:style-name="Table_20_Contents">16.77 N</text:p>
          </table:table-cell>
        </table:table-row>
      </table:table>
      <text:p text:style-name="Text_20_body"><text:span text:style-name="Strong_20_Emphasis"/></text:p>
      <text:p text:style-name="Text_20_body"><text:span text:style-name="Strong_20_Emphasis"><text:span text:style-name="T5">The Crash vs. No Crash Analysis Table provides a comprehensive comparison of different Q and R matrix configurations and their impact on system stability under earthquake disturbances. By examining key parameters such as maximum cart displacement, pendulum angle deviation, and peak control force, we can derive critical insights into the effectiveness of each LQR tuning approach.</text:span></text:span></text:p>
      <text:h text:style-name="Heading_20_4" text:outline-level="4"><text:span text:style-name="Strong_20_Emphasis">Impact of Q and R on Stability</text:span></text:h>
      <text:p text:style-name="Text_20_body">I<text:span text:style-name="T5">n </text:span><text:span text:style-name="Strong_20_Emphasis"><text:span text:style-name="T5">Test Case 1</text:span></text:span><text:span text:style-name="T5">, where the Q matrix was set to </text:span><text:span text:style-name="Strong_20_Emphasis"><text:span text:style-name="T5">[1, 1, 10, 10]</text:span></text:span><text:span text:style-name="T5"> and the R matrix to </text:span><text:span text:style-name="Strong_20_Emphasis"><text:span text:style-name="T5">0.1</text:span></text:span><text:span text:style-name="T5">, the system exhibited significant instability. The </text:span><text:span text:style-name="Strong_20_Emphasis"><text:span text:style-name="T5">cart exceeded the ±2.5m limit, reaching 3.1m</text:span></text:span><text:span text:style-name="T5">, and the </text:span><text:span text:style-name="Strong_20_Emphasis"><text:span text:style-name="T5">pendulum </text:span></text:span><text:soft-page-break/><text:span text:style-name="Strong_20_Emphasis"><text:span text:style-name="T5">deviated up to 1.4 radians</text:span></text:span><text:span text:style-name="T5"> before crashing. The </text:span><text:span text:style-name="Strong_20_Emphasis"><text:span text:style-name="T5">low R value (0.1)</text:span></text:span><text:span text:style-name="T5"> resulted in an excessively aggressive control response, causing high fluctuations in control force, which </text:span><text:span text:style-name="Strong_20_Emphasis"><text:span text:style-name="T5">peaked at 196.72N</text:span></text:span><text:span text:style-name="T5">. This aggressive yet unstable response ultimately </text:span><text:span text:style-name="Strong_20_Emphasis"><text:span text:style-name="T5">led to system failure</text:span></text:span><text:span text:style-name="T5">.</text:span></text:p>
      <text:p text:style-name="Text_20_body"><text:span text:style-name="T5">A similar pattern was observed in </text:span><text:span text:style-name="Strong_20_Emphasis"><text:span text:style-name="T5">Test Case 2</text:span></text:span><text:span text:style-name="T5">, where the Q matrix was slightly modified to </text:span><text:span text:style-name="Strong_20_Emphasis"><text:span text:style-name="T5">[5, 2, 15, 10]</text:span></text:span><text:span text:style-name="T5"> and R was increased to </text:span><text:span text:style-name="Strong_20_Emphasis"><text:span text:style-name="T5">0.5</text:span></text:span><text:span text:style-name="T5">. While this led to </text:span><text:span text:style-name="Strong_20_Emphasis"><text:span text:style-name="T5">somewhat improved control</text:span></text:span><text:span text:style-name="T5">, the </text:span><text:span text:style-name="Strong_20_Emphasis"><text:span text:style-name="T5">cart still exceeded the physical constraints, reaching 2.8m</text:span></text:span><text:span text:style-name="T5">. The pendulum angle remained high at </text:span><text:span text:style-name="Strong_20_Emphasis"><text:span text:style-name="T5">1.2 radians</text:span></text:span><text:span text:style-name="T5">, and the control force peaked at </text:span><text:span text:style-name="Strong_20_Emphasis"><text:span text:style-name="T5">217.48N</text:span></text:span><text:span text:style-name="T5">. The higher R value compared to Test Case 1 slightly dampened the control response but was </text:span><text:span text:style-name="Strong_20_Emphasis"><text:span text:style-name="T5">still insufficient to stabilize the system</text:span></text:span><text:span text:style-name="T5">, leading to another crash.</text:span></text:p>
      <text:h text:style-name="Heading_20_4" text:outline-level="4"><text:span text:style-name="Strong_20_Emphasis">Effectiveness of Optimized Q and R Values</text:span></text:h>
      <text:p text:style-name="Text_20_body"><text:span text:style-name="T5">In contrast, </text:span><text:span text:style-name="Strong_20_Emphasis"><text:span text:style-name="T5">Test Case </text:span></text:span><text:span text:style-name="Strong_20_Emphasis"><text:span text:style-name="T6">5</text:span></text:span><text:span text:style-name="T5">, where the Q matrix was significantly increased to </text:span><text:span text:style-name="Strong_20_Emphasis"><text:span text:style-name="T5">[200, 80, 15, 150]</text:span></text:span><text:span text:style-name="T5"> and R was set to </text:span><text:span text:style-name="Strong_20_Emphasis"><text:span text:style-name="T5">2.5</text:span></text:span><text:span text:style-name="T5">, demonstrated remarkable stability. The </text:span><text:span text:style-name="Strong_20_Emphasis"><text:span text:style-name="T5">cart stayed well within the ±2.5m limits, reaching a maximum displacement of only 2.3m</text:span></text:span><text:span text:style-name="T5">. The pendulum angle was effectively controlled, with </text:span><text:span text:style-name="Strong_20_Emphasis"><text:span text:style-name="T5">a maximum deviation of just 0.09 radians</text:span></text:span><text:span text:style-name="T5">. The control force was also significantly reduced to </text:span><text:span text:style-name="Strong_20_Emphasis"><text:span text:style-name="T5">30.09N</text:span></text:span><text:span text:style-name="T5">, indicating that the system achieved stability without excessive force application. This test case successfully avoided a crash.</text:span></text:p>
      <text:p text:style-name="Text_20_body"><text:span text:style-name="T5">Similarly, </text:span><text:span text:style-name="Strong_20_Emphasis"><text:span text:style-name="T5">Test Case </text:span></text:span><text:span text:style-name="Strong_20_Emphasis"><text:span text:style-name="T6">6</text:span></text:span><text:span text:style-name="T5">, which used the same </text:span><text:span text:style-name="Strong_20_Emphasis"><text:span text:style-name="T5">Q and R values but increased earthquake force to 20N</text:span></text:span><text:span text:style-name="T5">, also </text:span><text:span text:style-name="Strong_20_Emphasis"><text:span text:style-name="T5">remained stable</text:span></text:span><text:span text:style-name="T5">. The </text:span><text:span text:style-name="Strong_20_Emphasis"><text:span text:style-name="T5">cart displacement remained at 2.4m</text:span></text:span><text:span text:style-name="T5">, and </text:span><text:span text:style-name="Strong_20_Emphasis"><text:span text:style-name="T5">the pendulum deviation was even lower at 0.07 radians</text:span></text:span><text:span text:style-name="T5">. The control force peaked at </text:span><text:span text:style-name="Strong_20_Emphasis"><text:span text:style-name="T5">16.77N</text:span></text:span><text:span text:style-name="T5">, further confirming that </text:span><text:span text:style-name="Strong_20_Emphasis"><text:span text:style-name="T5">well-tuned Q and R matrices can maintain system stability even under stronger disturbances</text:span></text:span><text:span text:style-name="T5">.</text:span></text:p>
      <text:h text:style-name="Heading_20_4" text:outline-level="4"><text:span text:style-name="Strong_20_Emphasis">Key Takeaways</text:span></text:h>
      <text:p text:style-name="Text_20_body">T<text:span text:style-name="T5">he analysis of the table highlights that </text:span><text:span text:style-name="Strong_20_Emphasis"><text:span text:style-name="T5">higher Q values improve state tracking and system stability</text:span></text:span><text:span text:style-name="T5">, while </text:span><text:span text:style-name="Strong_20_Emphasis"><text:span text:style-name="T5">moderate R values prevent excessive force fluctuations, ensuring smooth control application</text:span></text:span><text:span text:style-name="T5">. </text:span><text:span text:style-name="Strong_20_Emphasis"><text:span text:style-name="T5">Test Cases 8 and 9 successfully balanced these factors</text:span></text:span><text:span text:style-name="T5">, resulting in stable system behavior and no crashes. </text:span><text:span text:style-name="Strong_20_Emphasis"><text:span text:style-name="T5">Lower Q values, combined with low R values, led to instability, crashes, and excessive force usage</text:span></text:span><text:span text:style-name="T5"> in Test Cases 1 and 2.</text:span></text:p>
      <text:p text:style-name="Text_20_body"><text:span text:style-name="T5">This study confirms that </text:span><text:span text:style-name="Strong_20_Emphasis"><text:span text:style-name="T5">strategic tuning of Q and R matrices is essential for maintaining an optimal balance between control effort and system stability, especially in environments subject to external disturbances</text:span></text:span><text:span text:style-name="T5">. Future optimizations should focus on </text:span><text:span text:style-name="Strong_20_Emphasis"><text:span text:style-name="T5">minimizing control force while ensuring the system remains within its physical constraints</text:span></text:span><text:span text:style-name="T5"> under varying earthquake forces.</text:span></text:p>
      <text:p text:style-name="Text_20_body"><text:span text:style-name="Strong_20_Emphasis"/></text:p>
      <text:h text:style-name="Heading_20_2" text:outline-level="2"><text:span text:style-name="Strong_20_Emphasis"><text:span text:style-name="T2">6</text:span></text:span><text:span text:style-name="Strong_20_Emphasis">. Conclusion and Key Findings</text:span></text:h>
      <text:p text:style-name="Text_20_body">The results demonstrate that Test Cases <text:span text:style-name="T2">5</text:span> and <text:span text:style-name="T2">6</text:span> provided the best stability, as they did not result in crashes and maintained optimal control force application. Higher Q values led to better state tracking, preventing excessive deviations in both cart position and pendulum angle. Moderate R values, particularly around 2.5, proved to be the most effective in balancing smooth force application and rapid response. Future optimizations should focus on minimizing peak control force while ensuring <text:soft-page-break/>continued stability under stronger disturbances. This study illustrates how strategically tuning Q and R matrices can significantly impact the performance of LQR controllers in dynamic environments.</text:p>
      <text:list text:style-name="L12">
        <text:list-item>
          <text:p text:style-name="P14"><text:span text:style-name="Strong_20_Emphasis">Test Cases </text:span><text:span text:style-name="Strong_20_Emphasis"><text:span text:style-name="T2">5</text:span></text:span><text:span text:style-name="Strong_20_Emphasis"> &amp; </text:span><text:span text:style-name="Strong_20_Emphasis"><text:span text:style-name="T2">6</text:span></text:span><text:span text:style-name="Strong_20_Emphasis"> provide the best stability</text:span>, with no crashes and optimal control force application.</text:p>
        </text:list-item>
        <text:list-item>
          <text:p text:style-name="P14"><text:span text:style-name="Strong_20_Emphasis">Higher Q values lead to better state tracking</text:span>, preventing excessive deviations in cart position and pendulum angle.</text:p>
        </text:list-item>
        <text:list-item>
          <text:p text:style-name="P14"><text:span text:style-name="Strong_20_Emphasis">Moderate R values (2.5) maintain a balance between smooth force application and rapid response.</text:span></text:p>
        </text:list-item>
        <text:list-item>
          <text:p text:style-name="P14"><text:span text:style-name="Strong_20_Emphasis">Future optimizations</text:span> should focus on minimizing peak control force while maintaining stability under stronger disturbances.</text:p>
        </text:list-item>
      </text:list>
      <text:p text:style-name="Horizontal_20_Line"/>
      <text:p text:style-name="Text_20_body"><text:span text:style-name="T5">This study demonstrates that </text:span><text:span text:style-name="Strong_20_Emphasis"><text:span text:style-name="T5">strategically tuning Q and R matrices significantly impacts the performance of LQR controllers</text:span></text:span><text:span text:style-name="T5"> in dynamic environments.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9:51:44.314758366</meta:creation-date>
    <dc:date>2025-02-20T20:17:10.973366241</dc:date>
    <meta:editing-duration>PT14M21S</meta:editing-duration>
    <meta:editing-cycles>3</meta:editing-cycles>
    <meta:generator>LibreOffice/24.2.7.2$Linux_X86_64 LibreOffice_project/420$Build-2</meta:generator>
    <meta:document-statistic meta:table-count="1" meta:image-count="0" meta:object-count="0" meta:page-count="5" meta:paragraph-count="100" meta:word-count="1540" meta:character-count="9794" meta:non-whitespace-character-count="8378"/>
  </office:meta>
</office:document-meta>
</file>